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Shipping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per uni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3" calcext:value-type="float">
            <text:p>4.53</text:p>
          </table:table-cell>
          <table:table-cell office:value-type="float" office:value="71.94" calcext:value-type="float">
            <text:p>71.94</text:p>
          </table:table-cell>
          <table:table-cell table:formula="of:=[.C2]+[.B2]" office:value-type="float" office:value="76.47" calcext:value-type="float">
            <text:p>76.47</text:p>
          </table:table-cell>
          <table:table-cell table:formula="of:=[.D2]/[.A2]" office:value-type="float" office:value="15.294" calcext:value-type="float">
            <text:p>15.294</text:p>
          </table:table-cell>
          <table:table-cell office:value-type="float" office:value="20" calcext:value-type="float">
            <text:p>20</text:p>
          </table:table-cell>
          <table:table-cell table:formula="of:=[.D2]+[.F2]" office:value-type="float" office:value="96.47" calcext:value-type="float">
            <text:p>96.47</text:p>
          </table:table-cell>
          <table:table-cell table:formula="of:=[.G2]/[.A2]" office:value-type="float" office:value="19.294" calcext:value-type="float">
            <text:p>19.2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53" calcext:value-type="float">
            <text:p>5.53</text:p>
          </table:table-cell>
          <table:table-cell office:value-type="float" office:value="84.18" calcext:value-type="float">
            <text:p>84.18</text:p>
          </table:table-cell>
          <table:table-cell table:formula="of:=[.C3]+[.B3]" office:value-type="float" office:value="89.71" calcext:value-type="float">
            <text:p>89.71</text:p>
          </table:table-cell>
          <table:table-cell table:formula="of:=[.D3]/[.A3]" office:value-type="float" office:value="8.971" calcext:value-type="float">
            <text:p>8.971</text:p>
          </table:table-cell>
          <table:table-cell office:value-type="float" office:value="20" calcext:value-type="float">
            <text:p>20</text:p>
          </table:table-cell>
          <table:table-cell table:formula="of:=[.D3]+[.F3]" office:value-type="float" office:value="109.71" calcext:value-type="float">
            <text:p>109.71</text:p>
          </table:table-cell>
          <table:table-cell table:formula="of:=[.G3]/[.A3]" office:value-type="float" office:value="10.971" calcext:value-type="float">
            <text:p>10.9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.53" calcext:value-type="float">
            <text:p>10.53</text:p>
          </table:table-cell>
          <table:table-cell office:value-type="float" office:value="98.28" calcext:value-type="float">
            <text:p>98.28</text:p>
          </table:table-cell>
          <table:table-cell table:formula="of:=[.C4]+[.B4]" office:value-type="float" office:value="108.81" calcext:value-type="float">
            <text:p>108.81</text:p>
          </table:table-cell>
          <table:table-cell table:formula="of:=[.D4]/[.A4]" office:value-type="float" office:value="7.254" calcext:value-type="float">
            <text:p>7.254</text:p>
          </table:table-cell>
          <table:table-cell office:value-type="float" office:value="20" calcext:value-type="float">
            <text:p>20</text:p>
          </table:table-cell>
          <table:table-cell table:formula="of:=[.D4]+[.F4]" office:value-type="float" office:value="128.81" calcext:value-type="float">
            <text:p>128.81</text:p>
          </table:table-cell>
          <table:table-cell table:formula="of:=[.G4]/[.A4]" office:value-type="float" office:value="8.58733333333333" calcext:value-type="float">
            <text:p>8.58733333333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53" calcext:value-type="float">
            <text:p>12.53</text:p>
          </table:table-cell>
          <table:table-cell office:value-type="float" office:value="112.39" calcext:value-type="float">
            <text:p>112.39</text:p>
          </table:table-cell>
          <table:table-cell table:formula="of:=[.C5]+[.B5]" office:value-type="float" office:value="124.92" calcext:value-type="float">
            <text:p>124.92</text:p>
          </table:table-cell>
          <table:table-cell table:formula="of:=[.D5]/[.A5]" office:value-type="float" office:value="6.246" calcext:value-type="float">
            <text:p>6.246</text:p>
          </table:table-cell>
          <table:table-cell office:value-type="float" office:value="21" calcext:value-type="float">
            <text:p>21</text:p>
          </table:table-cell>
          <table:table-cell table:formula="of:=[.D5]+[.F5]" office:value-type="float" office:value="145.92" calcext:value-type="float">
            <text:p>145.92</text:p>
          </table:table-cell>
          <table:table-cell table:formula="of:=[.G5]/[.A5]" office:value-type="float" office:value="7.296" calcext:value-type="float">
            <text:p>7.2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.53" calcext:value-type="float">
            <text:p>14.53</text:p>
          </table:table-cell>
          <table:table-cell office:value-type="float" office:value="125.97" calcext:value-type="float">
            <text:p>125.97</text:p>
          </table:table-cell>
          <table:table-cell table:formula="of:=[.C6]+[.B6]" office:value-type="float" office:value="140.5" calcext:value-type="float">
            <text:p>140.5</text:p>
          </table:table-cell>
          <table:table-cell table:formula="of:=[.D6]/[.A6]" office:value-type="float" office:value="5.62" calcext:value-type="float">
            <text:p>5.62</text:p>
          </table:table-cell>
          <table:table-cell office:value-type="float" office:value="21" calcext:value-type="float">
            <text:p>21</text:p>
          </table:table-cell>
          <table:table-cell table:formula="of:=[.D6]+[.F6]" office:value-type="float" office:value="161.5" calcext:value-type="float">
            <text:p>161.5</text:p>
          </table:table-cell>
          <table:table-cell table:formula="of:=[.G6]/[.A6]" office:value-type="float" office:value="6.46" calcext:value-type="float">
            <text:p>6.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.53" calcext:value-type="float">
            <text:p>16.53</text:p>
          </table:table-cell>
          <table:table-cell office:value-type="float" office:value="133.74" calcext:value-type="float">
            <text:p>133.74</text:p>
          </table:table-cell>
          <table:table-cell table:formula="of:=[.C7]+[.B7]" office:value-type="float" office:value="150.27" calcext:value-type="float">
            <text:p>150.27</text:p>
          </table:table-cell>
          <table:table-cell table:formula="of:=[.D7]/[.A7]" office:value-type="float" office:value="5.009" calcext:value-type="float">
            <text:p>5.009</text:p>
          </table:table-cell>
          <table:table-cell office:value-type="float" office:value="30" calcext:value-type="float">
            <text:p>30</text:p>
          </table:table-cell>
          <table:table-cell table:formula="of:=[.D7]+[.F7]" office:value-type="float" office:value="180.27" calcext:value-type="float">
            <text:p>180.27</text:p>
          </table:table-cell>
          <table:table-cell table:formula="of:=[.G7]/[.A7]" office:value-type="float" office:value="6.009" calcext:value-type="float">
            <text:p>6.0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3" calcext:value-type="float">
            <text:p>4.53</text:p>
          </table:table-cell>
          <table:table-cell office:value-type="float" office:value="44.67" calcext:value-type="float">
            <text:p>44.67</text:p>
          </table:table-cell>
          <table:table-cell table:formula="of:=[.C8]+[.B8]" office:value-type="float" office:value="49.2" calcext:value-type="float">
            <text:p>49.2</text:p>
          </table:table-cell>
          <table:table-cell table:formula="of:=[.D8]/[.A8]" office:value-type="float" office:value="9.84" calcext:value-type="float">
            <text:p>9.84</text:p>
          </table:table-cell>
          <table:table-cell office:value-type="float" office:value="20" calcext:value-type="float">
            <text:p>20</text:p>
          </table:table-cell>
          <table:table-cell table:formula="of:=[.D8]+[.F8]" office:value-type="float" office:value="69.2" calcext:value-type="float">
            <text:p>69.2</text:p>
          </table:table-cell>
          <table:table-cell table:formula="of:=[.G8]/[.A8]" office:value-type="float" office:value="13.84" calcext:value-type="float">
            <text:p>13.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53" calcext:value-type="float">
            <text:p>5.53</text:p>
          </table:table-cell>
          <table:table-cell office:value-type="float" office:value="57.02" calcext:value-type="float">
            <text:p>57.02</text:p>
          </table:table-cell>
          <table:table-cell table:formula="of:=[.C9]+[.B9]" office:value-type="float" office:value="62.55" calcext:value-type="float">
            <text:p>62.55</text:p>
          </table:table-cell>
          <table:table-cell table:formula="of:=[.D9]/[.A9]" office:value-type="float" office:value="6.255" calcext:value-type="float">
            <text:p>6.255</text:p>
          </table:table-cell>
          <table:table-cell office:value-type="float" office:value="20" calcext:value-type="float">
            <text:p>20</text:p>
          </table:table-cell>
          <table:table-cell table:formula="of:=[.D9]+[.F9]" office:value-type="float" office:value="82.55" calcext:value-type="float">
            <text:p>82.55</text:p>
          </table:table-cell>
          <table:table-cell table:formula="of:=[.G9]/[.A9]" office:value-type="float" office:value="8.255" calcext:value-type="float">
            <text:p>8.2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53" calcext:value-type="float">
            <text:p>6.53</text:p>
          </table:table-cell>
          <table:table-cell office:value-type="float" office:value="71.16" calcext:value-type="float">
            <text:p>71.16</text:p>
          </table:table-cell>
          <table:table-cell table:formula="of:=[.C10]+[.B10]" office:value-type="float" office:value="77.69" calcext:value-type="float">
            <text:p>77.69</text:p>
          </table:table-cell>
          <table:table-cell table:formula="of:=[.D10]/[.A10]" office:value-type="float" office:value="5.17933333333333" calcext:value-type="float">
            <text:p>5.17933333333333</text:p>
          </table:table-cell>
          <table:table-cell office:value-type="float" office:value="20" calcext:value-type="float">
            <text:p>20</text:p>
          </table:table-cell>
          <table:table-cell table:formula="of:=[.D10]+[.F10]" office:value-type="float" office:value="97.69" calcext:value-type="float">
            <text:p>97.69</text:p>
          </table:table-cell>
          <table:table-cell table:formula="of:=[.G10]/[.A10]" office:value-type="float" office:value="6.51266666666667" calcext:value-type="float">
            <text:p>6.5126666666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23" calcext:value-type="float">
            <text:p>7.23</text:p>
          </table:table-cell>
          <table:table-cell office:value-type="float" office:value="85.3" calcext:value-type="float">
            <text:p>85.3</text:p>
          </table:table-cell>
          <table:table-cell table:formula="of:=[.C11]+[.B11]" office:value-type="float" office:value="92.53" calcext:value-type="float">
            <text:p>92.53</text:p>
          </table:table-cell>
          <table:table-cell table:formula="of:=[.D11]/[.A11]" office:value-type="float" office:value="4.6265" calcext:value-type="float">
            <text:p>4.6265</text:p>
          </table:table-cell>
          <table:table-cell office:value-type="float" office:value="21" calcext:value-type="float">
            <text:p>21</text:p>
          </table:table-cell>
          <table:table-cell table:formula="of:=[.D11]+[.F11]" office:value-type="float" office:value="113.53" calcext:value-type="float">
            <text:p>113.53</text:p>
          </table:table-cell>
          <table:table-cell table:formula="of:=[.G11]/[.A11]" office:value-type="float" office:value="5.6765" calcext:value-type="float">
            <text:p>5.676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.93" calcext:value-type="float">
            <text:p>7.93</text:p>
          </table:table-cell>
          <table:table-cell office:value-type="float" office:value="98.86" calcext:value-type="float">
            <text:p>98.86</text:p>
          </table:table-cell>
          <table:table-cell table:formula="of:=[.C12]+[.B12]" office:value-type="float" office:value="106.79" calcext:value-type="float">
            <text:p>106.79</text:p>
          </table:table-cell>
          <table:table-cell table:formula="of:=[.D12]/[.A12]" office:value-type="float" office:value="4.2716" calcext:value-type="float">
            <text:p>4.2716</text:p>
          </table:table-cell>
          <table:table-cell office:value-type="float" office:value="21" calcext:value-type="float">
            <text:p>21</text:p>
          </table:table-cell>
          <table:table-cell table:formula="of:=[.D12]+[.F12]" office:value-type="float" office:value="127.79" calcext:value-type="float">
            <text:p>127.79</text:p>
          </table:table-cell>
          <table:table-cell table:formula="of:=[.G12]/[.A12]" office:value-type="float" office:value="5.1116" calcext:value-type="float">
            <text:p>5.11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63" calcext:value-type="float">
            <text:p>8.63</text:p>
          </table:table-cell>
          <table:table-cell office:value-type="float" office:value="106.58" calcext:value-type="float">
            <text:p>106.58</text:p>
          </table:table-cell>
          <table:table-cell table:formula="of:=[.C13]+[.B13]" office:value-type="float" office:value="115.21" calcext:value-type="float">
            <text:p>115.21</text:p>
          </table:table-cell>
          <table:table-cell table:formula="of:=[.D13]/[.A13]" office:value-type="float" office:value="3.84033333333333" calcext:value-type="float">
            <text:p>3.84033333333333</text:p>
          </table:table-cell>
          <table:table-cell office:value-type="float" office:value="21" calcext:value-type="float">
            <text:p>21</text:p>
          </table:table-cell>
          <table:table-cell table:formula="of:=[.D13]+[.F13]" office:value-type="float" office:value="136.21" calcext:value-type="float">
            <text:p>136.21</text:p>
          </table:table-cell>
          <table:table-cell table:formula="of:=[.G13]/[.A13]" office:value-type="float" office:value="4.54033333333333" calcext:value-type="float">
            <text:p>4.5403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9T17:14:47.062000000</meta:creation-date>
    <dc:date>2023-03-19T18:54:53.555000000</dc:date>
    <meta:editing-duration>PT35M17S</meta:editing-duration>
    <meta:editing-cycles>2</meta:editing-cycles>
    <meta:generator>LibreOffice/7.4.5.1$Windows_X86_64 LibreOffice_project/9c0871452b3918c1019dde9bfac75448afc4b57f</meta:generator>
    <meta:document-statistic meta:table-count="1" meta:cell-count="104" meta:object-count="0"/>
  </office:meta>
</office:document-meta>
</file>